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7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não</text:p>
          </table:table-cell>
          <table:table-cell table:style-name="ce23" office:value-type="float" office:value="0" calcext:value-type="float">
            <text:p>-</text:p>
          </table:table-cell>
          <table:table-cell table:style-name="ce18"/>
          <table:table-cell table:style-name="ce31" table:formula="of:=[.C12]-[.F12]" office:value-type="float" office:value="340" calcext:value-type="float">
            <text:p>340,00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2])" office:value-type="float" office:value="340" calcext:value-type="float">
            <text:p>340,00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date style:data-style-name="N2" text:date-value="2025-06-27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5.8793345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6-27T10:20:56.251096164</dc:date>
    <dc:language>pt-PT</dc:language>
    <meta:editing-cycles>679</meta:editing-cycles>
    <meta:editing-duration>P2DT2H54M28S</meta:editing-duration>
    <meta:print-date>2019-04-02T15:32:31.034658233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